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10pt" style:font-size-asian="10pt" style:font-size-complex="10pt"/>
    </style:style>
    <style:style style:name="T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7" style:parent-style-name="Hyperlink" style:family="text">
      <style:text-properties style:font-name="Arial" style:font-name-complex="Arial" fo:font-size="10pt" style:font-size-asian="10pt" style:font-size-complex="10pt"/>
    </style:style>
    <style:style style:name="T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" style:parent-style-name="DefaultParagraphFont" style:family="text">
      <style:text-properties style:font-name="Arial" style:font-name-complex="Arial" fo:font-weight="bold" style:font-weight-asian="bold" style:text-position="super 65%" fo:font-size="10pt" style:font-size-asian="10pt" style:font-size-complex="10pt"/>
    </style:style>
    <style:style style:name="T19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22" style:family="table-column">
      <style:table-column-properties style:column-width="1.5715in"/>
    </style:style>
    <style:style style:name="TableColumn23" style:family="table-column">
      <style:table-column-properties style:column-width="4.9215in"/>
    </style:style>
    <style:style style:name="Table21" style:family="table">
      <style:table-properties style:width="6.493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top="0.0416in" fo:margin-bottom="0.0416in" fo:line-height="100%"/>
    </style:style>
    <style:style style:name="T27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8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36" style:parent-style-name="Normal" style:family="paragraph">
      <style:paragraph-properties fo:margin-top="0.0416in" fo:margin-bottom="0.0416in" fo:line-height="100%"/>
    </style:style>
    <style:style style:name="T3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top="0.0416in" fo:margin-bottom="0.0416in" fo:line-height="100%"/>
      <style:text-properties style:font-name="Arial" style:font-name-complex="Arial" fo:font-size="10pt" style:font-size-asian="10pt" style:font-size-complex="10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top="0.0416in" fo:margin-bottom="0.0416in" fo:line-height="100%"/>
      <style:text-properties style:font-name="Arial" style:font-name-complex="Arial" fo:font-size="10pt" style:font-size-asian="10pt" style:font-size-complex="10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48" style:parent-style-name="Normal" style:family="paragraph">
      <style:paragraph-properties fo:margin-top="0.0416in" fo:margin-bottom="0.0416in" fo:line-height="100%"/>
    </style:style>
    <style:style style:name="T4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top="0.0416in" fo:margin-bottom="0.0416in" fo:line-height="100%"/>
    </style:style>
    <style:style style:name="T5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2" style:parent-style-name="DefaultParagraphFon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top="0.0416in" fo:margin-bottom="0.0416in" fo:line-height="100%"/>
      <style:text-properties style:font-name="Arial" style:font-name-complex="Arial" fo:font-size="10pt" style:font-size-asian="10pt" style:font-size-complex="10p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top="0.0416in" fo:margin-bottom="0.0416in" fo:line-height="100%"/>
      <style:text-properties style:font-name="Arial" style:font-name-complex="Arial" fo:font-size="10pt" style:font-size-asian="10pt" style:font-size-complex="10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P78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P79" style:parent-style-name="Normal" style:family="paragraph">
      <style:paragraph-properties fo:margin-top="0.0416in" fo:margin-bottom="0.0416in" fo:line-height="100%"/>
    </style:style>
    <style:style style:name="T8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P95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99" style:parent-style-name="Normal" style:family="paragraph">
      <style:paragraph-properties fo:margin-top="0.0416in" fo:margin-bottom="0.0416in" fo:line-height="100%"/>
    </style:style>
    <style:style style:name="T10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top="0.0416in" fo:margin-bottom="0.0416in" fo:line-height="100%"/>
    </style:style>
    <style:style style:name="T103" style:parent-style-name="DefaultParagraphFon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04" style:parent-style-name="DefaultParagraphFon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05" style:parent-style-name="DefaultParagraphFon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06" style:parent-style-name="DefaultParagraphFon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07" style:parent-style-name="DefaultParagraphFon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08" style:parent-style-name="DefaultParagraphFon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09" style:parent-style-name="DefaultParagraphFon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10" style:parent-style-name="DefaultParagraphFon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11" style:parent-style-name="DefaultParagraphFont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top="0.0416in" fo:margin-bottom="0.0416in" fo:line-height="100%"/>
    </style:style>
    <style:style style:name="T115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16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1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P120" style:parent-style-name="Normal" style:family="paragraph">
      <style:paragraph-properties fo:margin-top="0.0416in" fo:margin-bottom="0.0416in" fo:line-height="100%"/>
      <style:text-properties style:font-name="Arial" style:font-name-complex="Arial" fo:font-size="10pt" style:font-size-asian="10pt" style:font-size-complex="10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124" style:parent-style-name="Normal" style:family="paragraph">
      <style:paragraph-properties fo:margin-top="0.0416in" fo:margin-bottom="0.0416in" fo:line-height="100%"/>
    </style:style>
    <style:style style:name="T12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top="0.0416in" fo:margin-bottom="0.0416in" fo:line-height="100%"/>
      <style:text-properties style:font-name="Arial" style:font-name-complex="Arial" fo:font-size="10pt" style:font-size-asian="10pt" style:font-size-complex="10pt"/>
    </style:style>
    <style:style style:name="P133" style:parent-style-name="Normal" style:family="paragraph">
      <style:paragraph-properties fo:margin-top="0.0416in" fo:margin-bottom="0.0416in" fo:line-height="100%"/>
      <style:text-properties style:font-name="Arial" style:font-name-complex="Arial" fo:font-size="10pt" style:font-size-asian="10pt" style:font-size-complex="10pt"/>
    </style:style>
    <style:style style:name="P134" style:parent-style-name="Normal" style:family="paragraph">
      <style:paragraph-properties fo:margin-top="0.0416in" fo:margin-bottom="0.0416in" fo:line-height="100%"/>
      <style:text-properties style:font-name="Arial" style:font-name-complex="Arial" fo:font-size="10pt" style:font-size-asian="10pt" style:font-size-complex="10pt"/>
    </style:style>
    <style:style style:name="P135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139" style:parent-style-name="Normal" style:family="paragraph">
      <style:paragraph-properties fo:margin-top="0.0416in" fo:margin-bottom="0.0416in" fo:line-height="100%"/>
      <style:text-properties style:font-name="Arial" style:font-name-complex="Arial" fo:font-size="10pt" style:font-size-asian="10pt" style:font-size-complex="10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P142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P143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P144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P145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P146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P147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P148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P154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P155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P161" style:parent-style-name="Normal" style:family="paragraph">
      <style:paragraph-properties fo:margin-top="0.0416in" fo:margin-bottom="0.0416in" fo:line-height="100%"/>
    </style:style>
    <style:style style:name="T16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top="0.0416in" fo:margin-bottom="0.0416in" fo:line-height="100%"/>
      <style:text-properties style:font-name="Arial" style:font-name-complex="Arial" fo:font-style="italic" style:font-style-asian="italic" fo:font-size="10pt" style:font-size-asian="10pt" style:font-size-complex="10pt"/>
    </style:style>
  </office:automatic-styles>
  <office:body>
    <office:text text:use-soft-page-breaks="true">
      <text:p text:style-name="P1">SPEAKER PROPOSAL</text:p>
      <text:p text:style-name="Normal"><text:span text:style-name="T5">S</text:span><text:span text:style-name="T6">ubmit your proposal to<text:s/></text:span><text:a xlink:href="mailto:welcome@techtalk.at" office:target-frame-name="_top" xlink:show="replace"><text:span text:style-name="T7">welcome@techtalk.at</text:span></text:a><text:span text:style-name="T8"><text:s/></text:span><text:span text:style-name="T9">(as Microsoft Word Document)</text:span><text:span text:style-name="T10">.<text:s/></text:span><text:span text:style-name="T11">Fill in the form in<text:s/></text:span><text:span text:style-name="T12">the language<text:s/></text:span><text:span text:style-name="T13">of<text:s/></text:span><text:span text:style-name="T14">your talk (German or English).</text:span><text:span text:style-name="T15"><text:s/></text:span><text:span text:style-name="T16">Deadline is September<text:s/></text:span><text:span text:style-name="T17">23</text:span><text:span text:style-name="T18">h</text:span><text:span text:style-name="T19"><text:s/>2016</text:span><text:span text:style-name="T20">.</text:span></text:p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Proposal<text:s/></text:span><text:span text:style-name="T28">Title</text:span><text:span text:style-name="T29"><text:s/></text:span><text:span text:style-name="T30">(published on website)</text:span></text:p>
          </table:table-cell>
          <table:table-cell table:style-name="TableCell31">
            <text:p text:style-name="P32">Provide the title of your talk / workshop</text:p>
          </table:table-cell>
        </table:table-row>
        <table:table-row table:style-name="TableRow33">
          <table:table-cell table:style-name="TableCell34">
            <text:p text:style-name="P35">Presenter</text:p>
            <text:p text:style-name="P36"><text:span text:style-name="T37">(published on website)</text:span>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ompany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Personal Specialism / Aims</text:p>
            <text:p text:style-name="P48"><text:span text:style-name="T49">(published on website)</text:span></text:p>
          </table:table-cell>
          <table:table-cell table:style-name="TableCell50">
            <text:p text:style-name="P51">Express, what topics you are interested in.</text:p>
          </table:table-cell>
        </table:table-row>
        <table:table-row table:style-name="TableRow52">
          <table:table-cell table:style-name="TableCell53">
            <text:p text:style-name="P54">Years of Experience</text:p>
          </table:table-cell>
          <table:table-cell table:style-name="TableCell55">
            <text:p text:style-name="P56"><text:span text:style-name="T57">I have<text:s/></text:span><text:span text:style-name="T58">………..</text:span><text:span text:style-name="T59"><text:s/>years of experience in<text:s/></text:span><text:span text:style-name="T60">…………………..</text:span><text:span text:style-name="T61"><text:s/></text:span><text:span text:style-name="T62">(Agile, Developing, Testing, UX..)</text:span></text:p>
          </table:table-cell>
        </table:table-row>
        <table:table-row table:style-name="TableRow63">
          <table:table-cell table:style-name="TableCell64">
            <text:p text:style-name="P65">Target level</text:p>
          </table:table-cell>
          <table:table-cell table:style-name="TableCell66">
            <text:p text:style-name="P67">()<text:s/>Introductory<text:tab/><text:s text:c="18"/>()<text:s/>Intermediate<text:s text:c="27"/>()<text:s/>Advanced</text:p>
          </table:table-cell>
        </table:table-row>
        <table:table-row table:style-name="TableRow68">
          <table:table-cell table:style-name="TableCell69">
            <text:p text:style-name="P70">Format</text:p>
          </table:table-cell>
          <table:table-cell table:style-name="TableCell71">
            <text:p text:style-name="P72">() Talk<text:tab/><text:s/><text:s text:c="6"/><text:s/>() Workshop<text:tab/><text:s/>() Practitioner Report<text:s/><text:tab/><text:s/><text:s text:c="4"/>()<text:s/>Other<text:tab/></text:p>
          </table:table-cell>
        </table:table-row>
        <table:table-row table:style-name="TableRow73">
          <table:table-cell table:style-name="TableCell74">
            <text:p text:style-name="P75">Language</text:p>
          </table:table-cell>
          <table:table-cell table:style-name="TableCell76">
            <text:p text:style-name="P77">Talks can be held in English or German. Please indicate, if you can hold the talk in both languages, and which language you’d prefer.<text:s/>Fill out this proposal in the language you’d prefer to present.</text:p>
            <text:p text:style-name="P78"/>
            <text:p text:style-name="P79"><text:span text:style-name="T80">() Deutsch</text:span><text:span text:style-name="T81"><text:tab/><text:s/></text:span><text:span text:style-name="T82"><text:s text:c="7"/></text:span><text:span text:style-name="T83">()<text:s/></text:span><text:span text:style-name="T84">English</text:span><text:span text:style-name="T85"><text:tab/><text:s/></text:span><text:span text:style-name="T86"><text:tab/><text:s/>()<text:s/></text:span><text:span text:style-name="T87">Either<text:s/></text:span><text:span text:style-name="T88">- preferred</text:span><text:span text:style-name="T89">: ……………….</text:span></text:p>
          </table:table-cell>
        </table:table-row>
        <table:table-row table:style-name="TableRow90">
          <table:table-cell table:style-name="TableCell91">
            <text:p text:style-name="P92">Length</text:p>
          </table:table-cell>
          <table:table-cell table:style-name="TableCell93">
            <text:p text:style-name="P94">All sessions are limited to 45 minutes (including Q&amp;A)</text:p>
            <text:p text:style-name="P95">For proposals with longer exercises or special formats you can offer sessions that require two 45-minute slots.<text:s/></text:p>
          </table:table-cell>
        </table:table-row>
        <table:table-row table:style-name="TableRow96">
          <table:table-cell table:style-name="TableCell97">
            <text:p text:style-name="P98">Abstract<text:s/></text:p>
            <text:p text:style-name="P99"><text:span text:style-name="T100">(published on website)</text:span></text:p>
          </table:table-cell>
          <table:table-cell table:style-name="TableCell101">
            <text:p text:style-name="P102"><text:span text:style-name="T103">Please l</text:span><text:span text:style-name="T104">imit to<text:s/></text:span><text:span text:style-name="T105">1000-15</text:span><text:span text:style-name="T106">00 characters (including spaces)</text:span><text:span text:style-name="T107"><text:line-break/></text:span><text:span text:style-name="T108"><text:line-break/></text:span><text:span text:style-name="T109">Have a well thought out introductory paragraph that tells attendees why they should come to your session over others.<text:s/></text:span><text:span text:style-name="T110">Make a clear statement of what the attendees will do or expect.<text:s/></text:span><text:span text:style-name="T111">Consider having a short call to action in this section and a problem statement.</text:span></text:p>
          </table:table-cell>
        </table:table-row>
        <table:table-row table:style-name="TableRow112">
          <table:table-cell table:style-name="TableCell113">
            <text:p text:style-name="P114"><text:span text:style-name="T115">Presenter Bio</text:span><text:span text:style-name="T116"><text:s/></text:span><text:span text:style-name="T117">(published on website)</text:span></text:p>
          </table:table-cell>
          <table:table-cell table:style-name="TableCell118">
            <text:p text:style-name="P119">Please limit<text:s/>to<text:s/>500-1000<text:s/>characters (including spaces)<text:s/>Present yourself in the third person and in “full sentences”</text:p>
            <text:p text:style-name="P120"/>
          </table:table-cell>
        </table:table-row>
        <table:table-row table:style-name="TableRow121">
          <table:table-cell table:style-name="TableCell122">
            <text:p text:style-name="P123">Keywords/Tags</text:p>
            <text:p text:style-name="P124"><text:span text:style-name="T125">(published on website)</text:span></text:p>
          </table:table-cell>
          <table:table-cell table:style-name="TableCell126">
            <text:p text:style-name="P127">State 3-5 keywords that describe your session. Those will be additionally published on the website to get quick insight.</text:p>
          </table:table-cell>
        </table:table-row>
        <table:table-row table:style-name="TableRow128">
          <table:table-cell table:style-name="TableCell129">
            <text:p text:style-name="P130">Contact information of presenter</text:p>
          </table:table-cell>
          <table:table-cell table:style-name="TableCell131">
            <text:p text:style-name="P132">Email:</text:p>
            <text:p text:style-name="P133">Phone Number:</text:p>
            <text:p text:style-name="P134">City/Country of Residence:</text:p>
            <text:p text:style-name="P135">Please provide your email address, phone number and city/country of residence.</text:p>
          </table:table-cell>
        </table:table-row>
        <text:soft-page-break/>
        <table:table-row table:style-name="TableRow136">
          <table:table-cell table:style-name="TableCell137">
            <text:p text:style-name="P138">Content</text:p>
            <text:p text:style-name="P139">(NOT published on website,<text:s/>for reviewers <text:s/>only)</text:p>
          </table:table-cell>
          <table:table-cell table:style-name="TableCell140">
            <text:p text:style-name="P141">Describe the content and flow of the session for the reviewers.<text:s/>Intrigue us and<text:s/>make us interested in your work!<text:s/>Tell us about the outstanding idea, discovery, project, etc. Also a minimal plan is necessary so the reviewer will have an idea how you will spend your limited time budget.</text:p>
            <text:p text:style-name="P142">This will NOT be published<text:s/>to the audience<text:s/>(unlike the abstract) -<text:s/>it is for helping us to evaluate your proposal<text:s/>and to decide whether your session should be selected over a different one!</text:p>
            <text:p text:style-name="P143"/>
            <text:p text:style-name="P144">For presentations: List the topics and story outline you will talk about<text:s/>with timings.<text:s/>Check the<text:s/>prepared<text:s/>example<text:s/>(http://agiletourvieanna.a/Call-for-Speakers)<text:s/>for a detailed description.<text:s/></text:p>
            <text:p text:style-name="P145">For interactive sessions, please describe the exercises and interactions planned, including the timing.<text:s/>You can<text:s/>link<text:s/>to existing material, if available.<text:s text:c="2"/></text:p>
            <text:p text:style-name="P146"/>
            <text:p text:style-name="P147"/>
            <text:p text:style-name="P148"/>
          </table:table-cell>
        </table:table-row>
        <table:table-row table:style-name="TableRow149">
          <table:table-cell table:style-name="TableCell150">
            <text:p text:style-name="P151">Learning outcomes</text:p>
          </table:table-cell>
          <table:table-cell table:style-name="TableCell152">
            <text:p text:style-name="P153">Describe the learning outcomes for attendees of your session.<text:s/>State how<text:s/>the<text:s/>lives of<text:s/>the<text:s/>attendees will be better, more effective, more enjoyable as a result of attending.</text:p>
            <text:p text:style-name="P154"/>
            <text:p text:style-name="P155"/>
          </table:table-cell>
        </table:table-row>
        <table:table-row table:style-name="TableRow156">
          <table:table-cell table:style-name="TableCell157">
            <text:p text:style-name="P158">Max. # attendees</text:p>
          </table:table-cell>
          <table:table-cell table:style-name="TableCell159">
            <text:p text:style-name="P160">Is there a maximum number of attendees you can handle in your session (for interactive sessions)?</text:p>
            <text:p text:style-name="P161"><text:span text:style-name="T162">() no <text:s text:c="11"/>() yes, ____<text:s/></text:span><text:span text:style-name="T163">attendees<text:s/></text:span><text:span text:style-name="T164">is the maximum</text:span></text:p>
          </table:table-cell>
        </table:table-row>
        <table:table-row table:style-name="TableRow165">
          <table:table-cell table:style-name="TableCell166">
            <text:p text:style-name="P167">Special requirements</text:p>
          </table:table-cell>
          <table:table-cell table:style-name="TableCell168">
            <text:p text:style-name="P169">The room will be arranged in theater style or class room seating. There’ll be a beamer provided offering VGA and HDMI.<text:s/>Indicate if you require any additional equipment or special room setup.<text:s/>WLAN<text:s/>is provided, but since the event will be attended by<text:s/>200+ people we cannot<text:s/>guarantee proper availability. If you need a solid internet connection for your presentation, please indicate in advance or bring your own connection.</text:p>
          </table:table-cell>
        </table:table-row>
        <table:table-row table:style-name="TableRow170">
          <table:table-cell table:style-name="TableCell171">
            <text:p text:style-name="P172">Prior<text:s/>presentations of this session</text:p>
          </table:table-cell>
          <table:table-cell table:style-name="TableCell173">
            <text:p text:style-name="P174">Did you present this content<text:s/>at<text:s/>other conferences already?<text:s/>Please list where, and provide links to recordings/slides if available.</text:p>
          </table:table-cell>
        </table:table-row>
        <table:table-row table:style-name="TableRow175">
          <table:table-cell table:style-name="TableCell176">
            <text:p text:style-name="P177">Presentation experience</text:p>
          </table:table-cell>
          <table:table-cell table:style-name="TableCell178">
            <text:p text:style-name="P179">Did you present<text:s/>at<text:s/>other conferences already?<text:s/>Please list where, and provide links to recordings/slides if available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MittleresRaster11" style:display-name="Mittleres Raster 11" style:family="text">
      <style:text-properties fo:color="#808080"/>
    </style:style>
    <style:style style:name="PlaceholderText" style:display-name="Placeholder Text" style:family="text">
      <style:text-properties fo:color="#808080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Revision" style:display-name="Revision" style:family="paragraph">
      <style:text-properties fo:font-size="11pt" style:font-size-asian="11pt" style:font-size-complex="11pt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/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Courier New" style:font-name-complex="Courier New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Symbol"/>
    </style:style>
    <style:style style:name="WW_CharLFO1LVL7" style:family="text">
      <style:text-properties style:font-name="Courier New" style:font-name-complex="Courier New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/>
    </style:style>
    <style:style style:name="P3" style:parent-style-name="Footer" style:family="paragraph">
      <style:paragraph-properties fo:text-align="end"/>
    </style:style>
    <style:style style:name="T4" style:parent-style-name="DefaultParagraphFont" style:family="text">
      <style:text-properties style:font-name="Arial" style:font-name-complex="Arial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P2"><draw:frame draw:style-name="a0" draw:name="Picture 1" text:anchor-type="as-char" svg:x="0in" svg:y="0in" svg:width="2.59503in" svg:height="1.04167in" style:rel-width="scale" style:rel-height="scale"><draw:image xlink:href="media/image1.png" xlink:type="simple" xlink:show="embed" xlink:actuate="onLoad"/><svg:title/><svg:desc/></draw:frame></text:p>
        <text:p text:style-name="Header"/>
      </style:header>
      <style:footer>
        <text:p text:style-name="P3"><text:span text:style-name="T4"><text:page-number text:fixed="false">2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ian Hassa</meta:initial-creator>
    <dc:creator>David Leitner</dc:creator>
    <meta:creation-date>2016-05-30T07:08:00Z</meta:creation-date>
    <dc:date>2016-05-30T07:08:00Z</dc:date>
    <meta:print-date>2016-05-30T07:05:00Z</meta:print-date>
    <meta:template xlink:href="Normal.dotm" xlink:type="simple"/>
    <meta:editing-cycles>2</meta:editing-cycles>
    <meta:editing-duration>PT0S</meta:editing-duration>
    <meta:user-defined meta:name="Inaktiv">0</meta:user-defined>
    <meta:document-statistic meta:page-count="2" meta:paragraph-count="8" meta:word-count="598" meta:character-count="4004" meta:row-count="28" meta:non-whitespace-character-count="3414"/>
  </office:meta>
</office:document-meta>
</file>